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 style:list-style-name="L2">
      <style:text-properties style:font-name="Calibri Light1" fo:font-weight="normal" officeooo:rsid="00483ba9" officeooo:paragraph-rsid="0048215e" style:font-weight-asian="normal" style:font-weight-complex="normal"/>
    </style:style>
    <style:style style:name="P10" style:family="paragraph" style:parent-style-name="Standard">
      <style:text-properties style:font-name="Calibri Light1" fo:font-weight="normal" officeooo:rsid="00483ba9" officeooo:paragraph-rsid="0048215e" style:font-weight-asian="normal" style:font-weight-complex="normal"/>
    </style:style>
    <style:style style:name="P11" style:family="paragraph" style:parent-style-name="Standard" style:list-style-name="L3">
      <style:text-properties style:font-name="Calibri Light1" fo:font-weight="normal" officeooo:rsid="00483ba9" officeooo:paragraph-rsid="0048215e" style:font-weight-asian="normal" style:font-weight-complex="normal"/>
    </style:style>
    <style:style style:name="P12" style:family="paragraph" style:parent-style-name="Standard" style:list-style-name="L2">
      <style:text-properties style:font-name="Calibri Light1" fo:font-weight="normal" officeooo:rsid="00485bf9" officeooo:paragraph-rsid="00485bf9" style:font-weight-asian="normal" style:font-weight-complex="normal"/>
    </style:style>
    <style:style style:name="P13" style:family="paragraph" style:parent-style-name="Standard">
      <style:text-properties style:font-name="Calibri Light1" fo:font-weight="bold" officeooo:rsid="0048215e" officeooo:paragraph-rsid="0048215e" style:font-weight-asian="bold" style:font-weight-complex="bold"/>
    </style:style>
    <style:style style:name="P14" style:family="paragraph" style:parent-style-name="Standard">
      <style:text-properties style:font-name="Calibri Light1" fo:font-weight="bold" officeooo:rsid="004a1de5" officeooo:paragraph-rsid="004a22ce" style:font-weight-asian="bold" style:font-weight-complex="bold"/>
    </style:style>
    <style:style style:name="P15" style:family="paragraph" style:parent-style-name="Standard" style:list-style-name="L5">
      <style:text-properties officeooo:paragraph-rsid="004a22ce"/>
    </style:style>
    <style:style style:name="P16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alibri Light1" fo:font-size="20pt" fo:font-weight="bold" officeooo:rsid="0048215e" officeooo:paragraph-rsid="0048215e" style:font-size-asian="20pt" style:font-weight-asian="bold" style:font-size-complex="20pt" style:font-weight-complex="bold"/>
    </style:style>
    <style:style style:name="P17" style:family="paragraph" style:parent-style-name="Text_20_body">
      <style:text-properties style:font-name="Calibri Light1"/>
    </style:style>
    <style:style style:name="P18" style:family="paragraph" style:parent-style-name="Text_20_body">
      <style:text-properties style:font-name="Calibri Light1" fo:font-weight="bold" officeooo:rsid="0048215e" officeooo:paragraph-rsid="0048215e" style:font-weight-asian="bold" style:font-weight-complex="bold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officeooo:rsid="00466e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85bf9"/>
    </style:style>
    <style:style style:name="T12" style:family="text">
      <style:text-properties style:font-name="Calibri Light1" fo:font-weight="normal" officeooo:rsid="004a1de5" style:font-weight-asian="normal" style:font-weight-complex="normal"/>
    </style:style>
    <style:style style:name="T13" style:family="text">
      <style:text-properties style:font-name="Calibri Light1" fo:font-weight="normal" officeooo:rsid="004a22ce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ffene Fragen</text:p>
      <text:p text:style-name="P17"/>
      <text:p text:style-name="P18">Veranstaltung:</text:p>
      <text:list xml:id="list1786083564444662713" text:style-name="L2">
        <text:list-item>
          <text:p text:style-name="P9">Gibt es immer zu einer Kernveranstaltung <text:span text:style-name="T11">separate </text:span>praktische Übungen, oder kann die Kernveranstaltung selbst in Gruppen aufgeteilt sein?</text:p>
          <text:list>
            <text:list-item>
              <text:p text:style-name="P12">Bsp.: Dozent möchte innerhalb eines Wahlpflichtfachs die Studierenden in Gruppen aufteilen (selber Termin)</text:p>
            </text:list-item>
          </text:list>
        </text:list-item>
      </text:list>
      <text:p text:style-name="P10"/>
      <text:p text:style-name="P13">Team:</text:p>
      <text:list xml:id="list5859405383690920445" text:style-name="L3">
        <text:list-item>
          <text:p text:style-name="P11"><text:span text:style-name="T9">Können Teams innerhalb einer Veranstaltung gebildet werden, wenn diese keine Gruppenaufteilung beinhaltet?</text:span></text:p>
        </text:list-item>
      </text:list>
      <text:p text:style-name="P10"/>
      <text:p text:style-name="P14">Anmeldung:</text:p>
      <text:list xml:id="list106831672148770957" text:style-name="L5">
        <text:list-item>
          <text:p text:style-name="P15"><text:span text:style-name="T12">Ist </text:span><text:span text:style-name="T13">die </text:span><text:span text:style-name="T12">max</text:span><text:span text:style-name="T13">i</text:span><text:span text:style-name="T12">male Anzahl der Teilnehmer einer Veranstaltung im Vorfeld </text:span><text:span text:style-name="T13">definiert</text:span><text:span text:style-name="T12">?</text:span></text:p>
        </text:list-item>
        <text:list-item>
          <text:p text:style-name="P15"><text:span text:style-name="T12">Ist die Anzahl der Gruppen einer Veranstaltung im Vorfeld definiert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93in" fo:margin-left="0in" fo:margin-right="0in" fo:margin-bottom="0.0398in" fo:border-top="none" fo:border-bottom="0.06pt solid #dddddd" fo:border-left="none" fo:border-right="none" fo:padding="0.0193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0.4862in" svg:height="0.4862in" draw:z-index="0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Glossar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0-27T18:42:58.170000000</dc:date>
    <meta:editing-duration>PT8H30M20S</meta:editing-duration>
    <meta:editing-cycles>33</meta:editing-cycles>
    <meta:generator>LibreOffice/4.4.5.2$Windows_x86 LibreOffice_project/a22f674fd25a3b6f45bdebf25400ed2adff0ff99</meta:generator>
    <meta:document-statistic meta:table-count="0" meta:image-count="1" meta:object-count="0" meta:page-count="1" meta:paragraph-count="16" meta:word-count="87" meta:character-count="635" meta:non-whitespace-character-count="546"/>
  </office:meta>
</office:document-meta>
</file>